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 draw:shadow="visible" draw:shadow-offset-x="0.1cm" draw:shadow-offset-y="0.1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co1" style:family="table-column">
      <style:table-column-properties style:column-width="0.787cm" style:use-optimal-column-width="false"/>
    </style:style>
    <style:style style:name="co2" style:family="table-column">
      <style:table-column-properties style:column-width="0.811cm" style:use-optimal-column-width="false"/>
    </style:style>
    <style:style style:name="co3" style:family="table-column">
      <style:table-column-properties style:column-width="4.616cm" style:use-optimal-column-width="false"/>
    </style:style>
    <style:style style:name="co4" style:family="table-column">
      <style:table-column-properties style:column-width="4.619cm" style:use-optimal-column-width="false"/>
    </style:style>
    <style:style style:name="ro1" style:family="table-row">
      <style:table-row-properties style:row-height="1cm"/>
    </style:style>
    <style:style style:name="ro2" style:family="table-row">
      <style:table-row-properties style:row-height="0.844cm"/>
    </style:style>
    <style:style style:name="ce1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</style:style>
    <style:style style:name="ce2" style:family="table-cell">
      <style:graphic-properties draw:fill="none" style:repeat="repeat"/>
      <style:paragraph-properties fo:border="0.001cm solid #000000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01cm solid #000000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01cm solid #000000"/>
      <style:text-properties fo:color="#000000"/>
    </style:style>
    <style:style style:name="P1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7.568cm" svg:height="0.999cm" svg:x="1.13cm" svg:y="17.2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1</text:p>
              </table:table-cell>
              <table:table-cell table:style-name="ce1">
                <text:p>1</text:p>
              </table:table-cell>
              <table:table-cell table:style-name="ce1">
                <text:p>1</text:p>
              </table:table-cell>
              <table:table-cell table:style-name="ce1">
                <text:p>1</text:p>
              </table:table-cell>
              <table:table-cell table:style-name="ce1">
                <text:p>1</text:p>
              </table:table-cell>
              <table:table-cell>
                <text:p>1</text:p>
              </table:table-cell>
              <table:table-cell table:style-name="ce3"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><text:span text:style-name="T1">1</text:span>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7.698cm" svg:height="0.971cm" svg:x="1.001cm" svg:y="15.11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>4EF76890150</text:p>
              </table:table-cell>
              <table:table-cell>
                <text:p>4EF76890156</text:p>
              </table:table-cell>
              <table:table-cell>
                <text:p>4EF76890162</text:p>
              </table:table-cell>
              <table:table-cell>
                <text:p>4EF76890168</text:p>
              </table:table-cell>
              <table:table-cell>
                <text:p>4EF76890174</text:p>
              </table:table-cell>
              <table:table-cell>
                <text:p>4EF76890180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" draw:text-style-name="P1" draw:layer="layout" svg:x1="3cm" svg:y1="16cm" svg:x2="1.5cm" svg:y2="17.5cm">
          <text:p/>
        </draw:line>
        <draw:line draw:style-name="gr1" draw:text-style-name="P1" draw:layer="layout" svg:x1="6.5cm" svg:y1="16cm" svg:x2="6cm" svg:y2="17.5cm">
          <text:p/>
        </draw:line>
        <draw:custom-shape draw:style-name="gr2" draw:text-style-name="P1" draw:layer="layout" svg:width="0.7cm" svg:height="0.8cm" svg:x="11.5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" draw:text-style-name="P1" draw:layer="layout" svg:x1="12.5cm" svg:y1="16cm" svg:x2="11cm" svg:y2="17.5cm">
          <text:p/>
        </draw:line>
        <draw:line draw:style-name="gr1" draw:text-style-name="P1" draw:layer="layout" svg:x1="16cm" svg:y1="16cm" svg:x2="15.5cm" svg:y2="17.5cm">
          <text:p/>
        </draw:line>
        <draw:line draw:style-name="gr1" draw:text-style-name="P1" draw:layer="layout" svg:x1="20.5cm" svg:y1="16cm" svg:x2="20.5cm" svg:y2="17.5cm">
          <text:p/>
        </draw:line>
        <draw:line draw:style-name="gr1" draw:text-style-name="P1" draw:layer="layout" svg:x1="27cm" svg:y1="16cm" svg:x2="24.5cm" svg:y2="17.5cm">
          <text:p/>
        </draw:line>
        <draw:custom-shape draw:style-name="gr3" draw:text-style-name="P1" draw:id="id1" draw:layer="layout" svg:width="2.5cm" svg:height="1cm" svg:x="13.6cm" svg:y="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1.5cm" svg:height="1cm" svg:x="3.6cm" svg:y="4.5cm">
          <text:p text:style-name="P1">0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draw:id="id3" draw:layer="layout" svg:width="1.5cm" svg:height="1cm" svg:x="24.6cm" svg:y="4.5cm">
          <text:p text:style-name="P1">0</text:p>
          <draw:enhanced-geometry svg:viewBox="0 0 21600 21600" draw:type="rectangle" draw:enhanced-path="M 0 0 L 21600 0 21600 21600 0 21600 0 0 Z N"/>
        </draw:custom-shape>
        <draw:polygon draw:style-name="gr3" draw:text-style-name="P1" draw:id="id4" draw:layer="layout" svg:width="1.499cm" svg:height="0.999cm" svg:x="2.35cm" svg:y="7.5cm" svg:viewBox="0 0 1500 1000" draw:points="0,1000 0,0 1500,0 1500,1000">
          <text:p text:style-name="P1">1</text:p>
        </draw:polygon>
        <draw:polygon draw:style-name="gr3" draw:text-style-name="P1" draw:id="id5" draw:layer="layout" svg:width="1.499cm" svg:height="0.999cm" svg:x="8.85cm" svg:y="7.5cm" svg:viewBox="0 0 1500 1000" draw:points="0,1000 0,0 1500,0 1500,1000">
          <text:p text:style-name="P1">0</text:p>
        </draw:polygon>
        <draw:polygon draw:style-name="gr3" draw:text-style-name="P1" draw:id="id10" draw:layer="layout" svg:width="1.499cm" svg:height="0.999cm" svg:x="25.85cm" svg:y="7.5cm" svg:viewBox="0 0 1500 1000" draw:points="0,1000 0,0 1500,0 1500,1000">
          <text:p text:style-name="P1">0</text:p>
        </draw:polygon>
        <draw:polygon draw:style-name="gr3" draw:text-style-name="P1" draw:id="id11" draw:layer="layout" svg:width="1.499cm" svg:height="0.999cm" svg:x="19.85cm" svg:y="7.5cm" svg:viewBox="0 0 1500 1000" draw:points="0,1000 0,0 1500,0 1500,1000">
          <text:p text:style-name="P1">0</text:p>
        </draw:polygon>
        <draw:custom-shape draw:style-name="gr3" draw:text-style-name="P1" draw:id="id6" draw:layer="layout" svg:width="1.5cm" svg:height="1cm" svg:x="1.35cm" svg:y="1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id="id7" draw:layer="layout" svg:width="1.5cm" svg:height="1cm" svg:x="3.85cm" svg:y="1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1.5cm" svg:height="1cm" svg:x="7cm" svg:y="1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1" draw:id="id9" draw:layer="layout" svg:width="1.5cm" svg:height="1cm" svg:x="10.35cm" svg:y="1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1" draw:id="id12" draw:layer="layout" svg:width="1.5cm" svg:height="1cm" svg:x="17.85cm" svg:y="1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1" draw:id="id13" draw:layer="layout" svg:width="1.5cm" svg:height="1cm" svg:x="21.35cm" svg:y="1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1" draw:id="id14" draw:layer="layout" svg:width="1.5cm" svg:height="1cm" svg:x="23.85cm" svg:y="1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1" draw:id="id15" draw:layer="layout" svg:width="1.5cm" svg:height="1cm" svg:x="26.85cm" svg:y="11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s" svg:x1="14.85cm" svg:y1="3cm" svg:x2="4.35cm" svg:y2="4.5cm" draw:start-shape="id1" draw:start-glue-point="2" draw:end-shape="id2" draw:end-glue-point="0" svg:d="m14850 3000v501l-10500 498v501">
          <text:p/>
        </draw:connector>
        <draw:connector draw:style-name="gr1" draw:text-style-name="P1" draw:layer="layout" draw:type="lines" svg:x1="14.85cm" svg:y1="3cm" svg:x2="25.35cm" svg:y2="4.5cm" draw:start-shape="id1" draw:start-glue-point="2" draw:end-shape="id3" draw:end-glue-point="0" svg:d="m14850 3000v501l10500 498v501">
          <text:p/>
        </draw:connector>
        <draw:connector draw:style-name="gr1" draw:text-style-name="P1" draw:layer="layout" draw:type="lines" svg:x1="4.35cm" svg:y1="5.5cm" svg:x2="3.1cm" svg:y2="7.5cm" draw:start-shape="id2" draw:start-glue-point="2" draw:end-shape="id4" draw:end-glue-point="0" svg:d="m4350 5500v501l-1250 998v501">
          <text:p/>
        </draw:connector>
        <draw:connector draw:style-name="gr1" draw:text-style-name="P1" draw:layer="layout" draw:type="lines" svg:x1="4.35cm" svg:y1="5.5cm" svg:x2="9.6cm" svg:y2="7.5cm" draw:start-shape="id2" draw:start-glue-point="2" draw:end-shape="id5" draw:end-glue-point="0" svg:d="m4350 5500v501l5250 998v501">
          <text:p/>
        </draw:connector>
        <draw:connector draw:style-name="gr1" draw:text-style-name="P1" draw:layer="layout" draw:type="lines" svg:x1="3.1cm" svg:y1="8.5cm" svg:x2="2.1cm" svg:y2="11cm" draw:start-shape="id4" draw:start-glue-point="2" draw:end-shape="id6" draw:end-glue-point="0" svg:d="m3100 8500v501l-1000 1498v501">
          <text:p/>
        </draw:connector>
        <draw:connector draw:style-name="gr1" draw:text-style-name="P1" draw:layer="layout" draw:type="lines" svg:x1="3.1cm" svg:y1="8.5cm" svg:x2="4.6cm" svg:y2="11cm" draw:start-shape="id4" draw:start-glue-point="2" draw:end-shape="id7" draw:end-glue-point="0" svg:d="m3100 8500v501l1500 1498v501">
          <text:p/>
        </draw:connector>
        <draw:connector draw:style-name="gr1" draw:text-style-name="P1" draw:layer="layout" draw:type="lines" svg:x1="9.6cm" svg:y1="8.5cm" svg:x2="7.75cm" svg:y2="11cm" draw:start-shape="id5" draw:start-glue-point="2" draw:end-shape="id8" draw:end-glue-point="0" svg:d="m9600 8500v501l-1850 1498v501">
          <text:p/>
        </draw:connector>
        <draw:connector draw:style-name="gr1" draw:text-style-name="P1" draw:layer="layout" draw:type="lines" svg:x1="9.6cm" svg:y1="8.5cm" svg:x2="11.1cm" svg:y2="11cm" draw:start-shape="id5" draw:start-glue-point="2" draw:end-shape="id9" draw:end-glue-point="0" svg:d="m9600 8500v501l1500 1498v501">
          <text:p/>
        </draw:connector>
        <draw:connector draw:style-name="gr1" draw:text-style-name="P1" draw:layer="layout" draw:type="lines" svg:x1="25.35cm" svg:y1="5.5cm" svg:x2="26.6cm" svg:y2="7.5cm" draw:start-shape="id3" draw:start-glue-point="2" draw:end-shape="id10" draw:end-glue-point="0" svg:d="m25350 5500v501l1250 998v501">
          <text:p/>
        </draw:connector>
        <draw:connector draw:style-name="gr1" draw:text-style-name="P1" draw:layer="layout" draw:type="lines" svg:x1="25.35cm" svg:y1="5.5cm" svg:x2="20.6cm" svg:y2="7.5cm" draw:start-shape="id3" draw:start-glue-point="2" draw:end-shape="id11" draw:end-glue-point="0" svg:d="m25350 5500v501l-4750 998v501">
          <text:p/>
        </draw:connector>
        <draw:connector draw:style-name="gr1" draw:text-style-name="P1" draw:layer="layout" draw:type="lines" svg:x1="20.6cm" svg:y1="8.5cm" svg:x2="18.6cm" svg:y2="11cm" draw:start-shape="id11" draw:start-glue-point="2" draw:end-shape="id12" draw:end-glue-point="0" svg:d="m20600 8500v501l-2000 1498v501">
          <text:p/>
        </draw:connector>
        <draw:connector draw:style-name="gr1" draw:text-style-name="P1" draw:layer="layout" draw:type="lines" svg:x1="20.6cm" svg:y1="8.5cm" svg:x2="22.1cm" svg:y2="11cm" draw:start-shape="id11" draw:start-glue-point="2" draw:end-shape="id13" draw:end-glue-point="0" svg:d="m20600 8500v501l1500 1498v501">
          <text:p/>
        </draw:connector>
        <draw:connector draw:style-name="gr1" draw:text-style-name="P1" draw:layer="layout" draw:type="lines" svg:x1="26.6cm" svg:y1="8.5cm" svg:x2="24.6cm" svg:y2="11cm" draw:start-shape="id10" draw:start-glue-point="2" draw:end-shape="id14" draw:end-glue-point="0" svg:d="m26600 8500v501l-2000 1498v501">
          <text:p/>
        </draw:connector>
        <draw:connector draw:style-name="gr1" draw:text-style-name="P1" draw:layer="layout" draw:type="lines" svg:x1="26.6cm" svg:y1="8.5cm" svg:x2="27.6cm" svg:y2="11cm" draw:start-shape="id10" draw:start-glue-point="2" draw:end-shape="id15" svg:d="m26600 8500v501l1000 1498v501">
          <text:p/>
        </draw:connector>
        <draw:connector draw:style-name="gr1" draw:text-style-name="P1" draw:layer="layout" draw:type="lines" svg:x1="2.1cm" svg:y1="12cm" svg:x2="3.405cm" svg:y2="14.925cm" draw:start-shape="id6" draw:start-glue-point="2" svg:d="m2100 12000v501l1305 2424v0">
          <text:p/>
        </draw:connector>
        <draw:connector draw:style-name="gr1" draw:text-style-name="P1" draw:layer="layout" draw:type="lines" svg:x1="4.6cm" svg:y1="12cm" svg:x2="8.327cm" svg:y2="14.978cm" draw:start-shape="id7" draw:start-glue-point="2" svg:d="m4600 12000v501l3727 2477v0">
          <text:p/>
        </draw:connector>
        <draw:connector draw:style-name="gr1" draw:text-style-name="P1" draw:layer="layout" draw:type="lines" svg:x1="7.75cm" svg:y1="12cm" svg:x2="12.177cm" svg:y2="14.952cm" draw:start-shape="id8" draw:start-glue-point="2" svg:d="m7750 12000v501l4427 2451v0">
          <text:p/>
        </draw:connector>
        <draw:connector draw:style-name="gr1" draw:text-style-name="P1" draw:layer="layout" draw:type="lines" svg:x1="11.1cm" svg:y1="12cm" svg:x2="17.964cm" svg:y2="14.952cm" draw:start-shape="id9" draw:start-glue-point="2" svg:d="m11100 12000v501l6864 2451v0">
          <text:p/>
        </draw:connector>
        <draw:connector draw:style-name="gr1" draw:text-style-name="P1" draw:layer="layout" draw:type="lines" svg:x1="18.6cm" svg:y1="12cm" svg:x2="21.787cm" svg:y2="14.925cm" draw:start-shape="id12" draw:start-glue-point="2" svg:d="m18600 12000v501l3187 2424v0">
          <text:p/>
        </draw:connector>
        <draw:connector draw:style-name="gr1" draw:text-style-name="P1" draw:layer="layout" draw:type="lines" svg:x1="22.1cm" svg:y1="12cm" svg:x2="26.579cm" svg:y2="14.978cm" draw:start-shape="id13" draw:start-glue-point="2" svg:d="m22100 12000v501l4479 2477v0">
          <text:p/>
        </draw:connector>
        <draw:connector draw:style-name="gr1" draw:text-style-name="P1" draw:layer="layout" draw:type="lines" svg:x1="24.6cm" svg:y1="12cm" svg:x2="28.621cm" svg:y2="14.271cm" draw:start-shape="id14" draw:start-glue-point="2" svg:d="m24600 12000v501l4021 1770v0">
          <text:p/>
        </draw:connector>
        <draw:connector draw:style-name="gr1" draw:text-style-name="P1" draw:layer="layout" draw:type="lines" svg:x1="27.6cm" svg:y1="12cm" svg:x2="28.7cm" svg:y2="13.066cm" draw:start-shape="id15" draw:start-glue-point="2" svg:d="m27600 12000v501l1100 565v0">
          <text:p/>
        </draw:connector>
        <draw:custom-shape draw:style-name="gr4" draw:text-style-name="P1" draw:layer="layout" svg:width="0.5cm" svg:height="1cm" svg:x="11.5cm" svg:y="18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5cm" svg:height="1cm" svg:x="15.5cm" svg:y="18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5cm" svg:height="1cm" svg:x="20cm" svg:y="18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5cm" svg:height="1cm" svg:x="25cm" svg:y="18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29T16:38:13</meta:creation-date>
    <dc:date>2010-07-29T18:04:07</dc:date>
    <meta:editing-duration>PT00H38M11S</meta:editing-duration>
    <meta:editing-cycles>14</meta:editing-cycles>
    <meta:generator>OpenOffice.org/3.2$Unix OpenOffice.org_project/320m12$Build-9483</meta:generator>
    <meta:document-statistic meta:object-count="50"/>
  </office:meta>
</office:document-meta>
</file>